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sVariables.getVariabl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rmsVariables.addDeprecatedVariab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sPipelineConfig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sVariables.declareVariabl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sVariables.undeclareVariab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sPipelineConfig.translateText( String original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FormsPipelineConfig.setFormMethod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sPipelineConfig.findForm( String jxpathExpressio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FormsPipelineConfig.getForm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sPipelineConfig.getLocale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sPipelineConfig.FormsPipelineConfig( JXPathContext jxpc , Request req , Locale localeParam , String attName , String actionExpression ,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msPipelineConfig.createConfig( Map objectModel , Parameters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FormsPipelineConfig.evaluateExpression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sPipelineConfig.addFormAttributes( AttributesImpl att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msPipelineConfig.getForm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sVariables.isDeclaredVariab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sPipelineConfig.find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sPipelineConfig.getForm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sPipelineConfig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